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0922" officeooo:paragraph-rsid="00428a5f"/>
    </style:style>
    <style:style style:name="P2" style:family="paragraph" style:parent-style-name="Standard">
      <style:text-properties officeooo:rsid="00060922" officeooo:paragraph-rsid="00060922"/>
    </style:style>
    <style:style style:name="P3" style:family="paragraph" style:parent-style-name="Standard">
      <style:text-properties fo:font-weight="bold" officeooo:rsid="0006a145" officeooo:paragraph-rsid="0006a145" style:font-weight-asian="bold" style:font-weight-complex="bold"/>
    </style:style>
    <style:style style:name="P4" style:family="paragraph" style:parent-style-name="Standard">
      <style:text-properties fo:language="en" fo:country="GB" officeooo:rsid="00223586" officeooo:paragraph-rsid="00223586"/>
    </style:style>
    <style:style style:name="P5" style:family="paragraph" style:parent-style-name="Standard">
      <style:text-properties officeooo:rsid="0006a145" officeooo:paragraph-rsid="0006a145"/>
    </style:style>
    <style:style style:name="P6" style:family="paragraph" style:parent-style-name="Standard">
      <style:text-properties fo:language="en" fo:country="GB" officeooo:rsid="0019fc4a" officeooo:paragraph-rsid="0006a145"/>
    </style:style>
    <style:style style:name="P7" style:family="paragraph" style:parent-style-name="Standard">
      <style:text-properties officeooo:rsid="001cf277" officeooo:paragraph-rsid="001cf277"/>
    </style:style>
    <style:style style:name="P8" style:family="paragraph" style:parent-style-name="Standard">
      <style:text-properties officeooo:rsid="00223586" officeooo:paragraph-rsid="00223586"/>
    </style:style>
    <style:style style:name="P9" style:family="paragraph" style:parent-style-name="Standard">
      <style:text-properties officeooo:rsid="0023e902" officeooo:paragraph-rsid="0023e902"/>
    </style:style>
    <style:style style:name="P10" style:family="paragraph" style:parent-style-name="Standard">
      <style:text-properties fo:language="en" fo:country="GB" officeooo:rsid="00256150" officeooo:paragraph-rsid="0023e902"/>
    </style:style>
    <style:style style:name="P11" style:family="paragraph" style:parent-style-name="Standard">
      <style:text-properties officeooo:rsid="00256150" officeooo:paragraph-rsid="00256150"/>
    </style:style>
    <style:style style:name="P12" style:family="paragraph" style:parent-style-name="Standard">
      <style:text-properties officeooo:rsid="002a57e6" officeooo:paragraph-rsid="002a57e6"/>
    </style:style>
    <style:style style:name="P13" style:family="paragraph" style:parent-style-name="Standard">
      <style:text-properties officeooo:rsid="002e82e2" officeooo:paragraph-rsid="002e82e2"/>
    </style:style>
    <style:style style:name="P14" style:family="paragraph" style:parent-style-name="Standard">
      <style:text-properties officeooo:rsid="0028dc38" officeooo:paragraph-rsid="0028dc38"/>
    </style:style>
    <style:style style:name="P15" style:family="paragraph" style:parent-style-name="Standard">
      <style:text-properties fo:language="en" fo:country="GB" officeooo:rsid="001674d5" officeooo:paragraph-rsid="0006a145"/>
    </style:style>
    <style:style style:name="P16" style:family="paragraph" style:parent-style-name="Standard">
      <style:text-properties officeooo:rsid="00309847" officeooo:paragraph-rsid="00309847"/>
    </style:style>
    <style:style style:name="P17" style:family="paragraph" style:parent-style-name="Standard">
      <style:text-properties officeooo:rsid="00309847" officeooo:paragraph-rsid="00332ad7"/>
    </style:style>
    <style:style style:name="P18" style:family="paragraph" style:parent-style-name="Standard">
      <style:text-properties fo:language="en" fo:country="GB" fo:font-weight="normal" officeooo:rsid="00332ad7" officeooo:paragraph-rsid="00332ad7" style:font-weight-asian="normal" style:font-weight-complex="normal"/>
    </style:style>
    <style:style style:name="P19" style:family="paragraph" style:parent-style-name="Standard">
      <style:text-properties fo:language="en" fo:country="GB" officeooo:rsid="001674d5" officeooo:paragraph-rsid="00309847"/>
    </style:style>
    <style:style style:name="P20" style:family="paragraph" style:parent-style-name="Standard">
      <style:text-properties fo:language="en" fo:country="GB" officeooo:rsid="0016e076" officeooo:paragraph-rsid="0006a145"/>
    </style:style>
    <style:style style:name="P21" style:family="paragraph" style:parent-style-name="Standard">
      <style:text-properties fo:language="en" fo:country="GB" officeooo:rsid="0016e076" officeooo:paragraph-rsid="0018d7c3"/>
    </style:style>
    <style:style style:name="P22" style:family="paragraph" style:parent-style-name="Standard">
      <style:text-properties officeooo:rsid="0006a145" officeooo:paragraph-rsid="0018d7c3"/>
    </style:style>
    <style:style style:name="P23" style:family="paragraph" style:parent-style-name="Standard">
      <style:text-properties officeooo:rsid="00358e54" officeooo:paragraph-rsid="00358e54"/>
    </style:style>
    <style:style style:name="P24" style:family="paragraph" style:parent-style-name="Standard">
      <style:text-properties officeooo:rsid="00378dd6" officeooo:paragraph-rsid="00378dd6"/>
    </style:style>
    <style:style style:name="P25" style:family="paragraph" style:parent-style-name="Standard">
      <style:text-properties officeooo:rsid="0006a145" officeooo:paragraph-rsid="0037ae16"/>
    </style:style>
    <style:style style:name="P26" style:family="paragraph" style:parent-style-name="Standard">
      <style:text-properties fo:language="en" fo:country="GB" officeooo:rsid="00378dd6" officeooo:paragraph-rsid="00378dd6"/>
    </style:style>
    <style:style style:name="P27" style:family="paragraph" style:parent-style-name="Standard">
      <style:text-properties fo:language="en" fo:country="GB" officeooo:rsid="001efe92" officeooo:paragraph-rsid="0037ae16"/>
    </style:style>
    <style:style style:name="P28" style:family="paragraph" style:parent-style-name="Standard">
      <style:text-properties officeooo:rsid="0038c762" officeooo:paragraph-rsid="0038c762"/>
    </style:style>
    <style:style style:name="P29" style:family="paragraph" style:parent-style-name="Standard">
      <style:text-properties fo:language="en" fo:country="GB" fo:font-weight="bold" officeooo:rsid="003ca7d1" officeooo:paragraph-rsid="003ca7d1" style:font-weight-asian="bold" style:font-weight-complex="bold"/>
    </style:style>
    <style:style style:name="P30" style:family="paragraph" style:parent-style-name="Standard">
      <style:text-properties fo:language="en" fo:country="GB" fo:font-weight="bold" officeooo:rsid="003e4c2c" officeooo:paragraph-rsid="003ea513" style:font-weight-asian="bold" style:font-weight-complex="bold"/>
    </style:style>
    <style:style style:name="P31" style:family="paragraph" style:parent-style-name="Standard">
      <style:text-properties fo:language="en" fo:country="GB" fo:font-weight="normal" officeooo:rsid="003ea513" officeooo:paragraph-rsid="003ea513" style:font-weight-asian="normal" style:font-weight-complex="normal"/>
    </style:style>
    <style:style style:name="P32" style:family="paragraph" style:parent-style-name="Standard">
      <style:text-properties fo:language="en" fo:country="GB" fo:font-weight="bold" officeooo:rsid="003ea513" officeooo:paragraph-rsid="003ea513" style:font-weight-asian="bold" style:font-weight-complex="bold"/>
    </style:style>
    <style:style style:name="P33" style:family="paragraph" style:parent-style-name="Standard">
      <style:text-properties officeooo:rsid="003a526e" officeooo:paragraph-rsid="003a526e"/>
    </style:style>
    <style:style style:name="P34" style:family="paragraph" style:parent-style-name="Standard">
      <style:text-properties officeooo:rsid="003b0025" officeooo:paragraph-rsid="003c379d"/>
    </style:style>
    <style:style style:name="P35" style:family="paragraph" style:parent-style-name="Standard">
      <style:text-properties fo:language="en" fo:country="GB" officeooo:rsid="003b0025" officeooo:paragraph-rsid="003c379d"/>
    </style:style>
    <style:style style:name="P36" style:family="paragraph" style:parent-style-name="Standard">
      <style:text-properties officeooo:rsid="00092592" officeooo:paragraph-rsid="00092592"/>
    </style:style>
    <style:style style:name="P37" style:family="paragraph" style:parent-style-name="Standard">
      <style:text-properties officeooo:rsid="00092592" officeooo:paragraph-rsid="00092592" style:language-complex="ckb" style:country-complex="IQ"/>
    </style:style>
    <style:style style:name="P38" style:family="paragraph" style:parent-style-name="Standard">
      <style:text-properties fo:language="en" fo:country="GB" officeooo:rsid="0011fa89" officeooo:paragraph-rsid="00092592" style:language-complex="ckb" style:country-complex="IQ"/>
    </style:style>
    <style:style style:name="P39" style:family="paragraph" style:parent-style-name="Standard" style:list-style-name="L1">
      <style:text-properties fo:language="en" fo:country="GB" officeooo:rsid="00092592" officeooo:paragraph-rsid="00092592" style:language-complex="ckb" style:country-complex="IQ"/>
    </style:style>
    <style:style style:name="P40" style:family="paragraph" style:parent-style-name="Standard" style:list-style-name="L2">
      <style:text-properties officeooo:paragraph-rsid="00092592"/>
    </style:style>
    <style:style style:name="P41" style:family="paragraph" style:parent-style-name="Standard" style:list-style-name="L1">
      <style:text-properties officeooo:paragraph-rsid="00092592"/>
    </style:style>
    <style:style style:name="P42" style:family="paragraph" style:parent-style-name="Standard" style:list-style-name="L1">
      <style:text-properties fo:language="en" fo:country="GB" fo:font-weight="bold" officeooo:rsid="00092592" officeooo:paragraph-rsid="00092592" style:font-weight-asian="bold" style:language-complex="ckb" style:country-complex="IQ" style:font-weight-complex="bold"/>
    </style:style>
    <style:style style:name="P43" style:family="paragraph" style:parent-style-name="Standard" style:list-style-name="L3">
      <style:text-properties fo:language="en" fo:country="GB" officeooo:rsid="000a0b8e" officeooo:paragraph-rsid="0006a145"/>
    </style:style>
    <style:style style:name="P44" style:family="paragraph" style:parent-style-name="Standard" style:list-style-name="L3">
      <style:text-properties fo:language="en" fo:country="GB" officeooo:rsid="000a0b8e" officeooo:paragraph-rsid="000a0b8e"/>
    </style:style>
    <style:style style:name="P45" style:family="paragraph" style:parent-style-name="Standard" style:list-style-name="L3">
      <style:text-properties officeooo:rsid="000a0b8e" officeooo:paragraph-rsid="000a0b8e"/>
    </style:style>
    <style:style style:name="P46" style:family="paragraph" style:parent-style-name="Standard" style:list-style-name="L3">
      <style:text-properties fo:language="en" fo:country="GB" officeooo:rsid="000b5045" officeooo:paragraph-rsid="000b5045"/>
    </style:style>
    <style:style style:name="P47" style:family="paragraph" style:parent-style-name="Standard" style:list-style-name="L3">
      <style:text-properties officeooo:rsid="000b5045" officeooo:paragraph-rsid="000b5045"/>
    </style:style>
    <style:style style:name="P48" style:family="paragraph" style:parent-style-name="Standard">
      <style:text-properties officeooo:rsid="000b5045" officeooo:paragraph-rsid="000b5045"/>
    </style:style>
    <style:style style:name="P49" style:family="paragraph" style:parent-style-name="Standard">
      <style:text-properties fo:language="en" fo:country="GB" officeooo:rsid="000a0b8e" officeooo:paragraph-rsid="0006a145"/>
    </style:style>
    <style:style style:name="P50" style:family="paragraph" style:parent-style-name="Standard">
      <style:text-properties officeooo:paragraph-rsid="000d2fff"/>
    </style:style>
    <style:style style:name="P51" style:family="paragraph" style:parent-style-name="Standard">
      <style:text-properties fo:language="en" fo:country="GB" officeooo:rsid="000d2fff" officeooo:paragraph-rsid="000d2fff"/>
    </style:style>
    <style:style style:name="P52" style:family="paragraph" style:parent-style-name="Standard" style:list-style-name="L4">
      <style:text-properties fo:language="en" fo:country="GB" officeooo:rsid="000d2fff" officeooo:paragraph-rsid="000d2fff"/>
    </style:style>
    <style:style style:name="P53" style:family="paragraph" style:parent-style-name="Standard" style:list-style-name="L5">
      <style:text-properties fo:language="en" fo:country="GB" officeooo:rsid="000d2fff" officeooo:paragraph-rsid="000d2fff"/>
    </style:style>
    <style:style style:name="P54" style:family="paragraph" style:parent-style-name="Standard">
      <style:text-properties officeooo:rsid="000d2fff" officeooo:paragraph-rsid="000d2fff"/>
    </style:style>
    <style:style style:name="P55" style:family="paragraph" style:parent-style-name="Standard">
      <style:text-properties officeooo:rsid="000efdc6" officeooo:paragraph-rsid="000efdc6"/>
    </style:style>
    <style:style style:name="P56" style:family="paragraph" style:parent-style-name="Standard">
      <style:text-properties fo:language="en" fo:country="GB" officeooo:rsid="000efdc6" officeooo:paragraph-rsid="000d2fff"/>
    </style:style>
    <style:style style:name="P57" style:family="paragraph" style:parent-style-name="Standard">
      <style:text-properties officeooo:rsid="0010bc5d" officeooo:paragraph-rsid="0010bc5d"/>
    </style:style>
    <style:style style:name="P58" style:family="paragraph" style:parent-style-name="Standard">
      <style:text-properties fo:language="en" fo:country="GB" officeooo:rsid="0010bc5d" officeooo:paragraph-rsid="0010bc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officeooo:rsid="002f46ad" style:font-weight-asian="bold" style:font-weight-complex="bold"/>
    </style:style>
    <style:style style:name="T4" style:family="text">
      <style:text-properties fo:language="en" fo:country="GB" officeooo:rsid="001598d4"/>
    </style:style>
    <style:style style:name="T5" style:family="text">
      <style:text-properties fo:language="en" fo:country="GB" officeooo:rsid="001674d5"/>
    </style:style>
    <style:style style:name="T6" style:family="text">
      <style:text-properties fo:language="en" fo:country="GB" officeooo:rsid="0019fc4a"/>
    </style:style>
    <style:style style:name="T7" style:family="text">
      <style:text-properties fo:language="en" fo:country="GB" officeooo:rsid="001b6fb6"/>
    </style:style>
    <style:style style:name="T8" style:family="text">
      <style:text-properties fo:language="en" fo:country="GB" officeooo:rsid="001bfcfd"/>
    </style:style>
    <style:style style:name="T9" style:family="text">
      <style:text-properties fo:language="en" fo:country="GB" officeooo:rsid="001c5ab2"/>
    </style:style>
    <style:style style:name="T10" style:family="text">
      <style:text-properties fo:language="en" fo:country="GB" fo:font-weight="bold" officeooo:rsid="001c5ab2" style:font-weight-asian="bold" style:font-weight-complex="bold"/>
    </style:style>
    <style:style style:name="T11" style:family="text">
      <style:text-properties fo:language="en" fo:country="GB"/>
    </style:style>
    <style:style style:name="T12" style:family="text">
      <style:text-properties fo:language="en" fo:country="GB" fo:font-weight="bold" style:font-weight-asian="bold" style:font-weight-complex="bold"/>
    </style:style>
    <style:style style:name="T13" style:family="text">
      <style:text-properties fo:language="en" fo:country="GB" fo:font-weight="bold" officeooo:rsid="0028dc38" style:font-weight-asian="bold" style:font-weight-complex="bold"/>
    </style:style>
    <style:style style:name="T14" style:family="text">
      <style:text-properties fo:language="en" fo:country="GB" officeooo:rsid="00224e19"/>
    </style:style>
    <style:style style:name="T15" style:family="text">
      <style:text-properties fo:language="en" fo:country="GB" fo:font-weight="bold" officeooo:rsid="00224e19" style:font-weight-asian="bold" style:font-weight-complex="bold"/>
    </style:style>
    <style:style style:name="T16" style:family="text">
      <style:text-properties fo:language="en" fo:country="GB" officeooo:rsid="00256150"/>
    </style:style>
    <style:style style:name="T17" style:family="text">
      <style:text-properties fo:language="en" fo:country="GB" fo:font-weight="bold" officeooo:rsid="002c3ac0" style:font-weight-asian="bold" style:font-weight-complex="bold"/>
    </style:style>
    <style:style style:name="T18" style:family="text">
      <style:text-properties fo:language="en" fo:country="GB" officeooo:rsid="002c3ac0"/>
    </style:style>
    <style:style style:name="T19" style:family="text">
      <style:text-properties fo:language="en" fo:country="GB" officeooo:rsid="002e82e2"/>
    </style:style>
    <style:style style:name="T20" style:family="text">
      <style:text-properties fo:language="en" fo:country="GB" fo:font-weight="bold" officeooo:rsid="002e82e2" style:font-weight-asian="bold" style:font-weight-complex="bold"/>
    </style:style>
    <style:style style:name="T21" style:family="text">
      <style:text-properties fo:language="en" fo:country="GB" officeooo:rsid="002f3373"/>
    </style:style>
    <style:style style:name="T22" style:family="text">
      <style:text-properties fo:language="en" fo:country="GB" officeooo:rsid="002780e1"/>
    </style:style>
    <style:style style:name="T23" style:family="text">
      <style:text-properties fo:language="en" fo:country="GB" officeooo:rsid="00269f47"/>
    </style:style>
    <style:style style:name="T24" style:family="text">
      <style:text-properties fo:language="en" fo:country="GB" fo:font-weight="normal" style:font-weight-asian="normal" style:font-weight-complex="normal"/>
    </style:style>
    <style:style style:name="T25" style:family="text">
      <style:text-properties fo:language="en" fo:country="GB" fo:font-weight="normal" officeooo:rsid="00332ad7" style:font-weight-asian="normal" style:font-weight-complex="normal"/>
    </style:style>
    <style:style style:name="T26" style:family="text">
      <style:text-properties fo:font-weight="bold" officeooo:rsid="0007662f" fo:background-color="#ffff00" loext:char-shading-value="0" style:font-weight-asian="bold" style:font-weight-complex="bold"/>
    </style:style>
    <style:style style:name="T27" style:family="text">
      <style:text-properties officeooo:rsid="0016e076"/>
    </style:style>
    <style:style style:name="T28" style:family="text">
      <style:text-properties fo:language="en" fo:country="GB" officeooo:rsid="00167ca7"/>
    </style:style>
    <style:style style:name="T29" style:family="text">
      <style:text-properties fo:language="en" fo:country="GB" officeooo:rsid="0016e076"/>
    </style:style>
    <style:style style:name="T30" style:family="text">
      <style:text-properties fo:language="en" fo:country="GB" officeooo:rsid="0018d7c3"/>
    </style:style>
    <style:style style:name="T31" style:family="text">
      <style:text-properties fo:language="en" fo:country="GB" officeooo:rsid="00378dd6"/>
    </style:style>
    <style:style style:name="T32" style:family="text">
      <style:text-properties fo:language="en" fo:country="GB" fo:font-weight="bold" officeooo:rsid="00378dd6" style:font-weight-asian="bold" style:font-weight-complex="bold"/>
    </style:style>
    <style:style style:name="T33" style:family="text">
      <style:text-properties fo:language="en" fo:country="GB" officeooo:rsid="001efe92"/>
    </style:style>
    <style:style style:name="T34" style:family="text">
      <style:text-properties officeooo:rsid="0007662f" fo:background-color="#ffff00" loext:char-shading-value="0"/>
    </style:style>
    <style:style style:name="T35" style:family="text">
      <style:text-properties officeooo:rsid="0007662f"/>
    </style:style>
    <style:style style:name="T36" style:family="text">
      <style:text-properties officeooo:rsid="003e4c2c"/>
    </style:style>
    <style:style style:name="T37" style:family="text">
      <style:text-properties fo:font-weight="normal" officeooo:rsid="003e4c2c" style:font-weight-asian="normal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officeooo:rsid="003ea513"/>
    </style:style>
    <style:style style:name="T40" style:family="text">
      <style:text-properties fo:font-weight="normal" officeooo:rsid="003ea513" style:font-weight-asian="normal" style:font-weight-complex="normal"/>
    </style:style>
    <style:style style:name="T41" style:family="text">
      <style:text-properties fo:language="en" fo:country="GB" officeooo:rsid="00201399"/>
    </style:style>
    <style:style style:name="T42" style:family="text">
      <style:text-properties fo:language="en" fo:country="GB" officeooo:rsid="0038c762"/>
    </style:style>
    <style:style style:name="T43" style:family="text">
      <style:text-properties fo:language="en" fo:country="GB" fo:font-weight="bold" officeooo:rsid="0038c762" style:font-weight-asian="bold" style:font-weight-complex="bold"/>
    </style:style>
    <style:style style:name="T44" style:family="text">
      <style:text-properties fo:language="en" fo:country="GB" fo:background-color="#ffff00" loext:char-shading-value="0"/>
    </style:style>
    <style:style style:name="T45" style:family="text">
      <style:text-properties style:language-complex="ckb" style:country-complex="IQ"/>
    </style:style>
    <style:style style:name="T46" style:family="text">
      <style:text-properties fo:language="en" fo:country="GB" officeooo:rsid="0011fa89" style:language-complex="ckb" style:country-complex="IQ"/>
    </style:style>
    <style:style style:name="T47" style:family="text">
      <style:text-properties fo:language="en" fo:country="GB" fo:font-weight="bold" officeooo:rsid="00092592" style:font-weight-asian="bold" style:language-complex="ckb" style:country-complex="IQ" style:font-weight-complex="bold"/>
    </style:style>
    <style:style style:name="T48" style:family="text">
      <style:text-properties fo:language="en" fo:country="GB" officeooo:rsid="00092592" style:language-complex="ckb" style:country-complex="IQ"/>
    </style:style>
    <style:style style:name="T49" style:family="text">
      <style:text-properties fo:language="en" fo:country="GB" fo:font-weight="bold" style:font-weight-asian="bold" style:language-complex="ckb" style:country-complex="IQ" style:font-weight-complex="bold"/>
    </style:style>
    <style:style style:name="T50" style:family="text">
      <style:text-properties fo:language="en" fo:country="GB" officeooo:rsid="000a0b8e"/>
    </style:style>
    <style:style style:name="T51" style:family="text">
      <style:text-properties fo:language="en" fo:country="GB" officeooo:rsid="000b5045"/>
    </style:style>
    <style:style style:name="T52" style:family="text">
      <style:text-properties fo:language="en" fo:country="GB" style:language-complex="ckb" style:country-complex="IQ"/>
    </style:style>
    <style:style style:name="T53" style:family="text">
      <style:text-properties officeooo:rsid="0006a145"/>
    </style:style>
    <style:style style:name="T54" style:family="text">
      <style:text-properties fo:language="en" fo:country="GB" fo:font-weight="bold" officeooo:rsid="000a0b8e" style:font-weight-asian="bold" style:font-weight-complex="bold"/>
    </style:style>
    <style:style style:name="T55" style:family="text">
      <style:text-properties fo:language="en" fo:country="GB" officeooo:rsid="000efdc6"/>
    </style:style>
    <style:style style:name="T56" style:family="text">
      <style:text-properties fo:language="en" fo:country="GB" officeooo:rsid="000d2ff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[W 06] Bioethics: Ethics in Medical Research.</text:span></text:p>
      <text:p text:style-name="P2">[<text:span text:style-name="T1">Sub titles</text:span>] </text:p>
      <text:p text:style-name="P3">1. <text:span text:style-name="T2">Ethical challenges in clinical trials.</text:span></text:p>
      <text:p text:style-name="P4"><text:span text:style-name="T1"/></text:p>
      <text:p text:style-name="P4"><text:span text:style-name="T1">Pr</text:span><text:span text:style-name="T3">o</text:span><text:span text:style-name="T1">mo</text:span>: </text:p>
      <text:p text:style-name="P5">- <text:span text:style-name="T4">Is the drug I am giving to the patient extremely needed ?</text:span></text:p>
      <text:p text:style-name="P5"><text:span text:style-name="T4"><text:tab/>. Urgent, </text:span><text:span text:style-name="T5">important</text:span><text:span text:style-name="T4">, </text:span><text:span text:style-name="T5">nice-to-have, Urgent and important. </text:span></text:p>
      <text:p text:style-name="P5"><text:span text:style-name="T5"><text:tab/>. </text:span><text:span text:style-name="T6">AI generated articles for medical usecases. </text:span></text:p>
      <text:p text:style-name="P6"><text:tab/>. monopoly of medical data in the UK. </text:p>
      <text:p text:style-name="P5"><text:span text:style-name="T6"><text:tab/>. monopoly of information and </text:span><text:span text:style-name="T7">non-ethical </text:span><text:span text:style-name="T6">zonation. </text:span></text:p>
      <text:p text:style-name="P5"><text:span text:style-name="T6"><text:tab/>. </text:span><text:span text:style-name="T7">Ethical questionnaire about this from ChatGPT (3.5 , O-mini) </text:span><text:span text:style-name="T8">VS</text:span><text:span text:style-name="T7"> DeepSeek. </text:span><text:span text:style-name="T9">[</text:span><text:span text:style-name="T10">Self evaluation</text:span><text:span text:style-name="T9">].</text:span></text:p>
      <text:p text:style-name="P7"><text:span text:style-name="T9">- T</text:span><text:span text:style-name="T11">he article that won ignoble price in MRI research → talk to patients before MRI would change mamary gland expression ?</text:span></text:p>
      <text:p text:style-name="P8"><text:span text:style-name="T11">[</text:span><text:span text:style-name="T12">CaseStudy </text:span><text:span text:style-name="T13">1</text:span><text:span text:style-name="T11">] </text:span><text:span text:style-name="T14">The Tuskegee Syphilis Study (</text:span><text:span text:style-name="T15">1932</text:span><text:span text:style-name="T14">-</text:span><text:span text:style-name="T15">1972</text:span><text:span text:style-name="T14">)</text:span></text:p>
      <text:p text:style-name="P9"><text:span text:style-name="T11">[</text:span><text:span text:style-name="T12">What Happened?</text:span><text:span text:style-name="T11">] </text:span><text:span text:style-name="T16">US public health service studied untreated syphilis in 600 black men without informed consent. </text:span></text:p>
      <text:p text:style-name="P10">- participants were denied treatment even after penicillin became the cure in the 1940s.</text:p>
      <text:p text:style-name="P11"><text:span text:style-name="T11">[</text:span><text:span text:style-name="T12">Ethical issue</text:span><text:span text:style-name="T11">]</text:span></text:p>
      <text:p text:style-name="P12"><text:span text:style-name="T11">- violation of </text:span><text:span text:style-name="T12">informed consent</text:span><text:span text:style-name="T11">, and </text:span><text:span text:style-name="T12">beneficence</text:span><text:span text:style-name="T11">. </text:span></text:p>
      <text:p text:style-name="P12"><text:span text:style-name="T11">- </text:span><text:span text:style-name="T17">Systemic racism </text:span><text:span text:style-name="T18">and </text:span><text:span text:style-name="T17">exploitation </text:span><text:span text:style-name="T18">of vulnerable population. </text:span></text:p>
      <text:p text:style-name="P13"><text:span text:style-name="T11">[</text:span><text:span text:style-name="T12">Lesson learnt</text:span><text:span text:style-name="T11">]</text:span></text:p>
      <text:p text:style-name="P7"><text:span text:style-name="T11">- </text:span><text:span text:style-name="T19">lead to the modern ethical guidelines (</text:span><text:span text:style-name="T20">Belmont Report</text:span><text:span text:style-name="T19">) emphasizing </text:span><text:span text:style-name="T21">autonomy and justice.</text:span></text:p>
      <text:p text:style-name="P14"><text:span text:style-name="T11"/></text:p>
      <text:p text:style-name="P14"><text:span text:style-name="T11">[</text:span><text:span text:style-name="T12">CaseStudy 2</text:span><text:span text:style-name="T11">]</text:span></text:p>
      <text:p text:style-name="P7"><text:span text:style-name="T11">- </text:span><text:span text:style-name="T22">I</text:span><text:span text:style-name="T16">njecting Ethiubian Jews to make them infertile by Zionist </text:span><text:span text:style-name="T23">regimen.</text:span></text:p>
      <text:p text:style-name="P5"/>
      <text:p text:style-name="P3">2. <text:span text:style-name="T2">Genomic and Biotechnological research.</text:span></text:p>
      <text:p text:style-name="P5">- <text:span text:style-name="T5">Phenotype vs genotype story. </text:span></text:p>
      <text:p text:style-name="P5">- <text:span text:style-name="T5">Genome editing.</text:span></text:p>
      <text:p text:style-name="P15">- Spatial-omics.</text:p>
      <text:p text:style-name="P15">- DNA imaging.</text:p>
      <text:p text:style-name="P15">- Genomic therapy → curing down-syndrom.</text:p>
      <text:p text:style-name="P5"><text:span text:style-name="T5"/></text:p>
      <text:p text:style-name="P16"><text:span text:style-name="T5">[</text:span><text:span text:style-name="T12">CaseStudy 3</text:span><text:span text:style-name="T11">] Designer babies by He Jiankui (CRISPR-babies in 2018)</text:span></text:p>
      <text:p text:style-name="P16"><text:span text:style-name="T11">[</text:span><text:span text:style-name="T12">Ethical issue</text:span><text:span text:style-name="T11">] </text:span></text:p>
      <text:p text:style-name="P17"><text:span text:style-name="T12">Germline editing:</text:span><text:span text:style-name="T24"> </text:span></text:p>
      <text:p text:style-name="P18">Risk of unintended genetic alterations in the future generation. </text:p>
      <text:p text:style-name="P17"><text:span text:style-name="T25">Lack of global consensus of human genome modifications. </text:span><text:span text:style-name="T12"><text:s/></text:span><text:span text:style-name="T11"><text:s/></text:span></text:p>
      <text:p text:style-name="P19"><text:line-break/></text:p>
      <text:p text:style-name="P5"><text:span text:style-name="T5"/></text:p>
      <text:p text:style-name="P5">3. <text:span text:style-name="T26">Pandemics, Public Health, and Policy Experiments.</text:span></text:p>
      <text:p text:style-name="P5">- <text:span text:style-name="T27">W</text:span><text:span text:style-name="T28">as Covid a planned pandemics ? What are the evidences for-and-against this theme ?</text:span></text:p>
      <text:p text:style-name="P5"><text:span text:style-name="T28">- </text:span><text:span text:style-name="T29">Consensus AI → answer this question ?</text:span></text:p>
      <text:p text:style-name="P20">- The most cited paper for Covid-19 was retracted.</text:p>
      <text:p text:style-name="P21">- Number of retracted papers with Covid in their title and abstract using proximity search and Open-Alex.</text:p>
      <text:p text:style-name="P22"><text:span text:style-name="T29">- </text:span><text:span text:style-name="T30">Most professors mutate after some years in academia into someone they used to resent one day.</text:span></text:p>
      <text:p text:style-name="P22"><text:span text:style-name="T30">- Maxplank scandal 2025.</text:span><text:span text:style-name="T29"/></text:p>
      <text:p text:style-name="P23"><text:span text:style-name="T29">[</text:span><text:span text:style-name="T12">CaseStudy 4</text:span><text:span text:style-name="T11">] </text:span><text:span text:style-name="T31">COVID-19 vaccine trials and inequitable distribution [</text:span><text:span text:style-name="T32">2020-2022</text:span><text:span text:style-name="T31">]</text:span></text:p>
      <text:p text:style-name="P24"><text:span text:style-name="T29">[</text:span><text:span text:style-name="T12">Ethical issue</text:span><text:span text:style-name="T11">] Emergency Use Authorization (EUA) balancing public health urgency with safety. </text:span></text:p>
      <text:p text:style-name="P25"><text:soft-page-break/><text:span text:style-name="T33"/></text:p>
      <text:p text:style-name="P25"><text:span text:style-name="T33"/></text:p>
      <text:p text:style-name="P25"><text:span text:style-name="T33"/></text:p>
      <text:p text:style-name="P26">Global ineuity in resource distribution. </text:p>
      <text:p text:style-name="P27">- Türkei deliberately stopped covid-vaccines’ in the Kurdish areas [passive genocide]→ show heatmaps.</text:p>
      <text:p text:style-name="P25"><text:span text:style-name="T33"/></text:p>
      <text:p text:style-name="P28"><text:span text:style-name="T33">[</text:span><text:span text:style-name="T12">Lesson learnt</text:span><text:span text:style-name="T11">]</text:span></text:p>
      <text:p text:style-name="P28"><text:span text:style-name="T29">C</text:span><text:span text:style-name="T11">OVAX framework to promote equitable vaccine access. </text:span></text:p>
      <text:p text:style-name="P28"><text:span text:style-name="T11"/></text:p>
      <text:p text:style-name="P3"><text:span text:style-name="T2">4. </text:span><text:span text:style-name="T34">Community &amp; Patient Partnerships in Research</text:span><text:span text:style-name="T35">.</text:span></text:p>
      <text:p text:style-name="P3"/>
      <text:p text:style-name="P29">[CaseStudy 5] <text:span text:style-name="T36">The Navajo Nation Banned Genetic Research after past exploitation. </text:span><text:span text:style-name="T37">Misuse of blood samples. [</text:span><text:span text:style-name="T36">2002-present</text:span><text:span text:style-name="T37">]</text:span></text:p>
      <text:p text:style-name="P30"><text:span text:style-name="T38">[</text:span><text:span text:style-name="T39">Ethical issue</text:span><text:span text:style-name="T38">] </text:span></text:p>
      <text:p text:style-name="P30"><text:span text:style-name="T40">Historical distrust due to </text:span><text:span text:style-name="T39">biocolonialism</text:span><text:span text:style-name="T40"> and lack of community consent. </text:span></text:p>
      <text:p text:style-name="P31">Impoetrance of cultural respect and shared decision-making. </text:p>
      <text:p text:style-name="P32"><text:span text:style-name="T38"/></text:p>
      <text:p text:style-name="P31">[<text:span text:style-name="T1">Lesson learnt</text:span>] Successful research requires building trust and prioretizing community prioreties. </text:p>
      <text:p text:style-name="P3"/>
      <text:p text:style-name="P3"/>
      <text:p text:style-name="P3"/>
      <text:p text:style-name="P5">- <text:span text:style-name="T33">US government Banned Covid research in Middle east. <text:line-break/>- Türkei deliberately stopped covid-vaccines’ in the Kurdish areas [passive genocide]→ show heatmaps.</text:span></text:p>
      <text:p text:style-name="P5"><text:span text:style-name="T33">- </text:span><text:span text:style-name="T41">US implanted a Covid patient in Quum/Iran.</text:span></text:p>
      <text:p text:style-name="P5">- <text:span text:style-name="T42">[</text:span><text:span text:style-name="T43">CaseStudy 5</text:span><text:span text:style-name="T42">] 2023 Germany started allowing Marjuana ~30 g/day.</text:span></text:p>
      <text:p text:style-name="P28"><text:span text:style-name="T11">[</text:span><text:span text:style-name="T12">Ethical issue</text:span><text:span text:style-name="T11">] ~50 g/day is lethal. </text:span></text:p>
      <text:p text:style-name="P28"><text:span text:style-name="T11">[</text:span><text:span text:style-name="T12">Lesson learnt</text:span><text:span text:style-name="T11">] always prioretize public health over financial benefits. </text:span></text:p>
      <text:p text:style-name="P28"><text:span text:style-name="T11">- [</text:span><text:span text:style-name="T12">CaseStudy 6</text:span><text:span text:style-name="T11">] Carfour and Flouride in drinking water → </text:span><text:span text:style-name="T44">sublime </text:span><text:span text:style-name="T11">populations.</text:span></text:p>
      <text:p text:style-name="P33"><text:span text:style-name="T11">[</text:span><text:span text:style-name="T12">Ethical issue</text:span><text:span text:style-name="T11">] causing population wide hormonal change. </text:span></text:p>
      <text:p text:style-name="P34"><text:span text:style-name="T11">[</text:span><text:span text:style-name="T12">Lesson learnt</text:span><text:span text:style-name="T11">] </text:span></text:p>
      <text:p text:style-name="P35">- Yet to be learnt. </text:p>
      <text:p text:style-name="P5"/>
      <text:p text:style-name="P36">[<text:span text:style-name="T1">Lecture plans</text:span>]</text:p>
      <text:p text:style-name="P36"/>
      <text:p text:style-name="P36">Start by talking about the incentives of why humans started doing medicine ? </text:p>
      <text:p text:style-name="P36">- How pheraos percieved medicine ?</text:p>
      <text:p text:style-name="P36"><text:tab/>- idea of immportality:</text:p>
      <text:p text:style-name="P36"><text:tab/><text:span text:style-name="T45">وتتخذون مصانع لعلكم تخلدون</text:span></text:p>
      <text:p text:style-name="P36"><text:span text:style-name="T45"/></text:p>
      <text:p text:style-name="P37"><text:tab/>وقال فرعون ائتوني بکل ساحر علیم</text:p>
      <text:p text:style-name="P36"><text:span text:style-name="T45">- </text:span><text:span text:style-name="T46">Chinese perspective of having a house doctor.</text:span></text:p>
      <text:p text:style-name="P38">- German Hausartzt perspective.</text:p>
      <text:p text:style-name="P38">- British mentality.</text:p>
      <text:p text:style-name="P38">- Middle-eastern perspective.</text:p>
      <text:p text:style-name="P36"><text:span text:style-name="T46"/></text:p>
      <text:p text:style-name="P36"><text:span text:style-name="T45"/></text:p>
      <text:list xml:id="list758555604" text:style-name="L1">
        <text:list-item>
          <text:p text:style-name="P39">Medical ethics has been related to three main topics:</text:p>
        </text:list-item>
      </text:list>
      <text:list text:style-name="L2">
        <text:list-item>
          <text:list>
            <text:list-item>
              <text:p text:style-name="P40"><text:span text:style-name="T47">Topic-1:</text:span><text:span text:style-name="T48"> Religion.</text:span></text:p>
            </text:list-item>
          </text:list>
        </text:list-item>
      </text:list>
      <text:list text:continue-list="list758555604" text:style-name="L1">
        <text:list-item>
          <text:list>
            <text:list-item>
              <text:list>
                <text:list-item>
                  <text:p text:style-name="P39">Example that blood transfusion is forbidden. </text:p>
                </text:list-item>
                <text:list-item>
                  <text:p text:style-name="P39">Circumcision in Judaism is a must, they found out about haemophilia. </text:p>
                </text:list-item>
              </text:list>
            </text:list-item>
            <text:list-item>
              <text:p text:style-name="P41"><text:soft-page-break/><text:span text:style-name="T49">Topic-</text:span><text:span text:style-name="T47">2</text:span><text:span text:style-name="T49">:</text:span></text:p>
            </text:list-item>
            <text:list-item>
              <text:p text:style-name="P42">Topic-3:</text:p>
            </text:list-item>
          </text:list>
        </text:list-item>
        <text:list-item>
          <text:p text:style-name="P41"><text:span text:style-name="T47"/></text:p>
        </text:list-item>
      </text:list>
      <text:p text:style-name="P5">- <text:span text:style-name="T50">Which branches of Medicine do we consider medical sciences ?</text:span></text:p>
      <text:list text:style-name="L3">
        <text:list-item>
          <text:p text:style-name="P43">General medicine.</text:p>
        </text:list-item>
        <text:list-item>
          <text:p text:style-name="P44">Pharmacology</text:p>
        </text:list-item>
        <text:list-item>
          <text:p text:style-name="P45"><text:span text:style-name="T51">V</text:span><text:span text:style-name="T11">eternary medicine</text:span></text:p>
        </text:list-item>
        <text:list-item>
          <text:p text:style-name="P46">Dentistry</text:p>
        </text:list-item>
        <text:list-item>
          <text:p text:style-name="P47"><text:span text:style-name="T11">Community </text:span><text:span text:style-name="T52">medicine</text:span></text:p>
        </text:list-item>
      </text:list>
      <text:p text:style-name="P48"><text:span text:style-name="T52"/></text:p>
      <text:p text:style-name="P49"><text:tab/></text:p>
      <text:p text:style-name="P50"><text:span text:style-name="T53">- </text:span><text:span text:style-name="T54">Science vs pseudoscience in medicine</text:span><text:span text:style-name="T50">:</text:span></text:p>
      <text:p text:style-name="P51">Purple toothpaste removes yellow stain.</text:p>
      <text:list text:style-name="L4">
        <text:list-item>
          <text:p text:style-name="P52">Backed by physics, but still fake. </text:p>
        </text:list-item>
      </text:list>
      <text:p text:style-name="P51">DNA has signals that can receive signals from universe. </text:p>
      <text:list text:style-name="L5">
        <text:list-item>
          <text:p text:style-name="P53">Theory of scalar waves by german pseudoscientist Konstantin Meyl. </text:p>
        </text:list-item>
      </text:list>
      <text:p text:style-name="P54"><text:span text:style-name="T11"/></text:p>
      <text:p text:style-name="P54"><text:span text:style-name="T11"/></text:p>
      <text:p text:style-name="P55"><text:span text:style-name="T12">Major advancements in medical sciences involve:</text:span><text:span text:style-name="T11"> </text:span></text:p>
      <text:p text:style-name="P54"><text:span text:style-name="T11">- </text:span><text:span text:style-name="T55">Miniaturization of medical devices.</text:span></text:p>
      <text:p text:style-name="P56">- Automation of medical procedures.</text:p>
      <text:p text:style-name="P57"><text:span text:style-name="T55">- </text:span><text:span text:style-name="T11">Enhancing performance based on (sensitivity, specificity and accuracy).</text:span></text:p>
      <text:p text:style-name="P58">- Negative control leads to specificity. </text:p>
      <text:p text:style-name="P58">- Multimodal medical procedures.</text:p>
      <text:p text:style-name="P57"><text:span text:style-name="T11"/></text:p>
      <text:p text:style-name="P57"><text:span text:style-name="T11"/></text:p>
      <text:p text:style-name="P57"><text:span text:style-name="T11"/></text:p>
      <text:p text:style-name="P57"><text:span text:style-name="T11"/></text:p>
      <text:p text:style-name="P57"><text:span text:style-name="T11"/></text:p>
      <text:p text:style-name="P57"><text:span text:style-name="T11"/></text:p>
      <text:p text:style-name="P57"><text:span text:style-name="T11"/></text:p>
      <text:p text:style-name="P5"><text:span text:style-name="T56"/></text:p>
      <text:p text:style-name="P5"><text:span text:style-name="T56"/></text:p>
      <text:p text:style-name="P5"><text:span text:style-name="T50"/>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5T10:37:18.287000000</meta:creation-date>
    <dc:date>2025-04-05T20:32:48.508000000</dc:date>
    <meta:editing-duration>PT1H11M38S</meta:editing-duration>
    <meta:editing-cycles>59</meta:editing-cycles>
    <meta:generator>LibreOffice/24.8.5.2$Windows_x86 LibreOffice_project/fddf2685c70b461e7832239a0162a77216259f22</meta:generator>
    <meta:document-statistic meta:table-count="0" meta:image-count="0" meta:object-count="0" meta:page-count="3" meta:paragraph-count="96" meta:word-count="676" meta:character-count="4517" meta:non-whitespace-character-count="3901"/>
  </office:meta>
</office:document-meta>
</file>